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403a" officeooo:paragraph-rsid="000f403a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f403a" officeooo:paragraph-rsid="000f403a"/>
    </style:style>
    <style:style style:name="P3" style:family="paragraph" style:parent-style-name="Standard">
      <style:paragraph-properties fo:line-height="150%" fo:text-align="start" style:justify-single-word="false"/>
      <style:text-properties officeooo:rsid="000f403a" officeooo:paragraph-rsid="000f403a"/>
    </style:style>
    <style:style style:name="P4" style:family="paragraph" style:parent-style-name="Standard">
      <style:paragraph-properties fo:line-height="150%" fo:text-align="start" style:justify-single-word="false"/>
      <style:text-properties officeooo:rsid="000f403a" officeooo:paragraph-rsid="0016824a"/>
    </style:style>
    <style:style style:name="P5" style:family="paragraph" style:parent-style-name="Standard">
      <style:paragraph-properties fo:line-height="150%" fo:text-align="start" style:justify-single-word="false"/>
      <style:text-properties officeooo:rsid="000f403a" officeooo:paragraph-rsid="001a72ad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0f403a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11d1b8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1a72ad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officeooo:rsid="00106b2e" officeooo:paragraph-rsid="00106b2e"/>
    </style:style>
    <style:style style:name="P10" style:family="paragraph" style:parent-style-name="Standard">
      <style:paragraph-properties fo:line-height="150%" fo:text-align="start" style:justify-single-word="false"/>
      <style:text-properties officeooo:rsid="00106b2e" officeooo:paragraph-rsid="0011d1b8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06b2e" officeooo:paragraph-rsid="001a72ad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officeooo:rsid="000f403a" officeooo:paragraph-rsid="002194dc" style:font-weight-asian="bold" style:font-weight-complex="bold"/>
    </style:style>
    <style:style style:name="T1" style:family="text">
      <style:text-properties officeooo:rsid="0011d1b8"/>
    </style:style>
    <style:style style:name="T2" style:family="text">
      <style:text-properties officeooo:rsid="001378d8"/>
    </style:style>
    <style:style style:name="T3" style:family="text">
      <style:text-properties fo:font-style="italic" officeooo:rsid="0016824a" style:font-style-asian="italic" style:font-style-complex="italic"/>
    </style:style>
    <style:style style:name="T4" style:family="text">
      <style:text-properties officeooo:rsid="00178cbc"/>
    </style:style>
    <style:style style:name="T5" style:family="text">
      <style:text-properties officeooo:rsid="001a72ad"/>
    </style:style>
    <style:style style:name="T6" style:family="text">
      <style:text-properties officeooo:rsid="001c2731"/>
    </style:style>
    <style:style style:name="T7" style:family="text">
      <style:text-properties officeooo:rsid="00218cfc"/>
    </style:style>
    <style:style style:name="T8" style:family="text">
      <style:text-properties fo:font-weight="normal" officeooo:rsid="00218cfc" style:font-weight-asian="normal" style:font-weight-complex="normal"/>
    </style:style>
    <style:style style:name="T9" style:family="text">
      <style:text-properties fo:font-weight="normal" officeooo:rsid="002194dc" style:font-weight-asian="normal" style:font-weight-complex="normal"/>
    </style:style>
    <style:style style:name="T10" style:family="text">
      <style:text-properties officeooo:rsid="002194dc"/>
    </style:style>
    <style:style style:name="T11" style:family="text">
      <style:text-properties officeooo:rsid="00226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my D. Bodden Pineda</text:p>
      <text:p text:style-name="P1">SWE432</text:p>
      <text:p text:style-name="P1">Prof. Thomas LaToza</text:p>
      <text:p text:style-name="P1">10/<text:span text:style-name="T11">31</text:span>/2017</text:p>
      <text:p text:style-name="P2">Homework <text:span text:style-name="T10">7</text:span></text:p>
      <text:p text:style-name="P12">Heroku App Link: <text:a xlink:type="simple" xlink:href="https://powerful-bastion-59833.herokuapp.com/" text:style-name="Internet_20_link" text:visited-style-name="Visited_20_Internet_20_Link"><text:span text:style-name="T9">https://powerful-bastion-59833.herokuapp.com/</text:span></text:a></text:p>
      <text:p text:style-name="P6"/>
      <text:p text:style-name="P3">The following static HTML pages were created for this project using Bootstrap libraries and modifying sample templates:</text:p>
      <text:p text:style-name="P3"/>
      <text:p text:style-name="P6">appointments.html</text:p>
      <text:p text:style-name="P3">This page is accessible via two ways: (1) access it from the heroku deployed app by using this url: <text:a xlink:type="simple" xlink:href="https://frozen-badlands-72286.herokuapp.com/html/appointments.html" text:style-name="Internet_20_link" text:visited-style-name="Visited_20_Internet_20_Link">https://frozen-badlands-72286.herokuapp.com/html/appointments.html</text:a>, or (2) perform a GET appointments request by heading to this endpoint: /users/monica/appointments. <text:span text:style-name="T3">I commented out the previous code that was executed through this endpoint since it interfered with the work response.sendFile() was doing.</text:span></text:p>
      <text:p text:style-name="P9">This page is a sample look and feel for the form that will be used to create appointments within the utuezi app. It displays a number of fields grouped in a list and styled with bootstrap css style sheet “form-group”.</text:p>
      <text:p text:style-name="P9"/>
      <text:p text:style-name="P7"><text:span text:style-name="T1">login</text:span>.html</text:p>
      <text:p text:style-name="P4">This page is accessible via two ways: (1) access it from the heroku deployed app by using this url: <text:a xlink:type="simple" xlink:href="https://frozen-badlands-72286.herokuapp.com/html/login.html" text:style-name="Internet_20_link" text:visited-style-name="Visited_20_Internet_20_Link">https://frozen-badlands-72286.herokuapp.com/html/</text:a><text:a xlink:type="simple" xlink:href="https://frozen-badlands-72286.herokuapp.com/html/login.html" text:style-name="Internet_20_link" text:visited-style-name="Visited_20_Internet_20_Link"><text:span text:style-name="T1">login</text:span></text:a><text:a xlink:type="simple" xlink:href="https://frozen-badlands-72286.herokuapp.com/html/login.html" text:style-name="Internet_20_link" text:visited-style-name="Visited_20_Internet_20_Link">.html</text:a>, or (2) perform a GET <text:span text:style-name="T2">users</text:span> request by heading to this endpoint: /users. <text:span text:style-name="T3">I commented out the previous code that was executed through this endpoint since it interfered with the work response.sendFile() was doing.</text:span></text:p>
      <text:p text:style-name="P10">This page is a sample look and feel for the form that will be used to <text:span text:style-name="T4">sign in</text:span> within the utuezi app. It displays a <text:span text:style-name="T4">sign-up section for those who do not have an utuezi account registered</text:span>. <text:span text:style-name="T4">It also displays a sign in section for those who do. Style comes from modified bootstrap “jumbotron” css stylesheet. </text:span></text:p>
      <text:p text:style-name="P10"/>
      <text:p text:style-name="P8"><text:span text:style-name="T5">home</text:span>.html</text:p>
      <text:p text:style-name="P5">This page is accessible via two ways: (1) access it from the heroku deployed app by using this url: <text:a xlink:type="simple" xlink:href="https://frozen-badlands-72286.herokuapp.com/html/home.html" text:style-name="Internet_20_link" text:visited-style-name="Visited_20_Internet_20_Link"><text:span text:style-name="T5">https://frozen-badlands-72286.herokuapp.com/html/home.html</text:span></text:a>, or (2) perform a GET <text:span text:style-name="T5">root node</text:span> request <text:soft-page-break/>by heading to this endpoint: /. <text:span text:style-name="T3">I commented out the previous code that was executed through this endpoint since it interfered with the work response.sendFile() was doing.</text:span></text:p>
      <text:p text:style-name="P11">This page is a sample look and feel for the <text:span text:style-name="T6">home page</text:span> that will be used to <text:span text:style-name="T6">welcome users to</text:span> the utuezi app. It displays a <text:span text:style-name="T6">simple welcome message and also sports buttons to move to the previously mentioned html pages (however, this functionality is still not implemented. Buttons will not respond)</text:span>. <text:span text:style-name="T4">Style comes from modified bootstrap “starter-template” css styleshe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8:05:04.761962045</meta:creation-date>
    <dc:date>2017-10-27T11:51:14.854400390</dc:date>
    <meta:editing-duration>PT46M5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354" meta:character-count="2318" meta:non-whitespace-character-count="1979"/>
  </office:meta>
</office:document-meta>
</file>